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Overskrift1" style:master-page-name="MP0" style:family="paragraph">
      <style:paragraph-properties fo:break-before="page" fo:text-align="justify"/>
    </style:style>
    <style:style style:name="P2" style:parent-style-name="Normal" style:family="paragraph">
      <style:paragraph-properties fo:text-align="justify"/>
      <style:text-properties style:font-name="Times New Roman" fo:font-size="12pt" style:font-size-asian="12pt"/>
    </style:style>
    <style:style style:name="P3" style:parent-style-name="Normal" style:family="paragraph">
      <style:paragraph-properties fo:text-align="justify"/>
      <style:text-properties style:font-name="Times New Roman" fo:font-size="12pt" style:font-size-asian="12pt"/>
    </style:style>
    <style:style style:name="P4" style:parent-style-name="Normal" style:family="paragraph">
      <style:paragraph-properties fo:text-align="justify"/>
      <style:text-properties style:font-name="Times New Roman" fo:font-size="12pt" style:font-size-asian="12pt"/>
    </style:style>
    <style:style style:name="P5" style:parent-style-name="Normal" style:family="paragraph">
      <style:paragraph-properties fo:text-align="justify"/>
    </style:style>
    <style:style style:name="P6" style:parent-style-name="Normal" style:family="paragraph">
      <style:text-properties style:font-name="Times New Roman" fo:font-size="12pt" style:font-size-asian="12pt"/>
    </style:style>
    <style:style style:name="T7" style:parent-style-name="DefaultParagraphFont" style:family="text">
      <style:text-properties style:font-name="Times New Roman" fo:font-size="12pt" style:font-size-asian="12pt"/>
    </style:style>
  </office:automatic-styles>
  <office:body>
    <office:text text:use-soft-page-breaks="true">
      <text:h text:style-name="P1" text:outline-level="1">Fremtidige implementeringer</text:h>
      <text:p text:style-name="P2">Vi har gjort os en masse overvejelser over hvad vi gerne ville havde med i programmet. Nogle af de ting som vi gerne ville havde haft som vi desværre ikke<text:s/>nåede / havde erfaringen til det.</text:p>
      <text:p text:style-name="P3"/>
      <text:h text:style-name="Overskrift2" text:outline-level="2">Autogenereret PDF fil</text:h>
      <text:p text:style-name="P4">Vi kunne godt havde tænkt os at få autogeneret den PDF fil som fog skal udlevere til kunden med bygnings indstrukser. Dette ville gøre det både nemmere og lækre for kunden at arbejde med da de ville få en tegning med deres egne mål på. Dette ville også gøre det nemmere for fog da en medarbejder så ikke mere skulle bruge tid på at sidde og plukke for diverse andre manualer for at få lavet en så god til kunden som muligt.</text:p>
      <text:p text:style-name="P5"/>
      <text:h text:style-name="Heading2" text:outline-level="2">Gamle carporte design + ordrer</text:h>
      <text:p text:style-name="P6">På det givne tidspunkt er det ikke muligt at se mere end den sidste gemte carport. Dette kunne vi godt tænke os at udvide til man for eksempel kunne se ens 50 sidste byggede carporte for at give det bedre overblik over hvad man har lavet og<text:s/>på den måde vælge den man er mest tilfreds med.</text:p>
      <text:p text:style-name="Normal"><text:span text:style-name="T7">Det er desværre heler ikke muligt for kunden at se de ordrer de har placeret og hvor langt de er i processen med at få dem behandlet. Dog har vi valgt at det ikke var den vigtiste feature da fog ville være i telefonisk kontakt eller kontakt med kunden over mai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Overskrift2Tegn" style:display-name="Overskrift 2 Tegn"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keyword" style:display-name="keyword" style:family="text" style:parent-style-name="DefaultParagraphFont"/>
    <style:style style:name="string" style:display-name="string" style:family="text" style:parent-style-name="DefaultParagraphFont"/>
    <style:style style:name="comment" style:display-name="comment"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430</meta:initial-creator>
    <dc:creator>David Martin Carl</dc:creator>
    <meta:creation-date>2017-05-26T16:31:00Z</meta:creation-date>
    <dc:date>2017-05-27T16:03:00Z</dc:date>
    <meta:template xlink:href="Normal" xlink:type="simple"/>
    <meta:editing-cycles>3</meta:editing-cycles>
    <meta:editing-duration>PT18600S</meta:editing-duration>
    <meta:document-statistic meta:page-count="1" meta:paragraph-count="7" meta:word-count="236" meta:character-count="1239" meta:row-count="18" meta:non-whitespace-character-count="1010"/>
  </office:meta>
</office:document-meta>
</file>